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848" calcext:value-type="float">
            <text:p>113.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032" calcext:value-type="float">
            <text:p>113.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68" calcext:value-type="float">
            <text:p>115.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1904" calcext:value-type="float">
            <text:p>113.5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9728" calcext:value-type="float">
            <text:p>114.4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9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7352" calcext:value-type="float">
            <text:p>113.6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712" calcext:value-type="float">
            <text:p>110.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8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8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8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7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7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196" calcext:value-type="float">
            <text:p>114.7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7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948" calcext:value-type="float">
            <text:p>113.9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7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756" calcext:value-type="float">
            <text:p>113.8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7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7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7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7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7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7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6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6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8" calcext:value-type="float">
            <text:p>108.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6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6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6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6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72" calcext:value-type="float">
            <text:p>106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848" calcext:value-type="float">
            <text:p>105.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6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4408" calcext:value-type="float">
            <text:p>106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6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1632" calcext:value-type="float">
            <text:p>106.0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5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3552" calcext:value-type="float">
            <text:p>106.1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5904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52112" calcext:value-type="float">
            <text:p>106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